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 fo:font-size="18pt" style:text-underline-style="solid" style:text-underline-width="auto" style:text-underline-color="font-color" fo:font-weight="bold" officeooo:rsid="00055e36" officeooo:paragraph-rsid="00055e3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hilanka" fo:font-size="18pt" style:text-underline-style="none" fo:font-weight="normal" officeooo:rsid="00055e36" officeooo:paragraph-rsid="00055e36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Chilanka" fo:font-size="16pt" style:text-underline-style="none" fo:font-weight="normal" officeooo:rsid="00057a7e" officeooo:paragraph-rsid="00057a7e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Chilanka" fo:font-size="16pt" style:text-underline-style="none" fo:font-weight="normal" officeooo:rsid="0007fc3b" officeooo:paragraph-rsid="0007fc3b" style:font-size-asian="14pt" style:font-weight-asian="normal" style:font-size-complex="16pt" style:font-weight-complex="normal"/>
    </style:style>
    <style:style style:name="T1" style:family="text">
      <style:text-properties officeooo:rsid="0007fc3b"/>
    </style:style>
    <style:style style:name="T2" style:family="text">
      <style:text-properties officeooo:rsid="0008b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try-on clothing web app</text:p>
      <text:p text:style-name="P2"/>
      <text:p text:style-name="P3">1. Take a link as input which contains the location of the cloth.</text:p>
      <text:p text:style-name="P3">2. Information to extract: Sizes available, image of cloth according to the size info.</text:p>
      <text:p text:style-name="P3">3. <text:span text:style-name="T1">Extract the body points.</text:span></text:p>
      <text:p text:style-name="P4">4. Adjust the cloth according to the body and find an appropriate size.</text:p>
      <text:p text:style-name="P4"/>
      <text:p text:style-name="P4"/>
      <text:p text:style-name="P4">The most important part is how to measure the body in inches according to <text:span text:style-name="T2">the points identified and we have to adjust the cloth so that it snags the body and not just appear as cut pas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09:53:45.727862253</meta:creation-date>
    <dc:date>2025-06-26T10:23:28.251790239</dc:date>
    <meta:editing-duration>PT29M48S</meta:editing-duration>
    <meta:editing-cycles>4</meta:editing-cycles>
    <meta:generator>LibreOffice/25.2.2.2$Linux_X86_64 LibreOffice_project/520$Build-2</meta:generator>
    <meta:document-statistic meta:table-count="0" meta:image-count="0" meta:object-count="0" meta:page-count="1" meta:paragraph-count="6" meta:word-count="87" meta:character-count="466" meta:non-whitespace-character-count="385"/>
  </office:meta>
</office:document-meta>
</file>